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7.632cm"/>
    </style:style>
    <style:style style:name="co3" style:family="table-column">
      <style:table-column-properties fo:break-before="auto" style:column-width="7.38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5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rogram Name</text:p>
          </table:table-cell>
          <table:table-cell office:value-type="string" calcext:value-type="string">
            <text:p>Execution done on local machine without intel </text:p>
          </table:table-cell>
          <table:table-cell office:value-type="string" calcext:value-type="string">
            <text:p>Invoke Intel C compiler and execute program</text:p>
          </table:table-cell>
          <table:table-cell office:value-type="string" calcext:value-type="string">
            <text:p>execution time</text:p>
          </table:table-cell>
          <table:table-cell office:value-type="string" calcext:value-type="string">
            <text:p>OneAPI online gcc</text:p>
          </table:table-cell>
          <table:table-cell office:value-type="string" calcext:value-type="string">
            <text:p>FGPA</text:p>
          </table:table-cell>
        </table:table-row>
        <table:table-row table:style-name="ro1">
          <table:table-cell office:value-type="string" calcext:value-type="string">
            <text:p>Swapping two number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429" calcext:value-type="float">
            <text:p>0.429</text:p>
          </table:table-cell>
          <table:table-cell office:value-type="float" office:value="0.031" calcext:value-type="float">
            <text:p>0.031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string" calcext:value-type="string">
            <text:p>Operator using switch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456" calcext:value-type="float">
            <text:p>0.4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wel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257" calcext:value-type="float">
            <text:p>0.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add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459" calcext:value-type="float">
            <text:p>0.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269" calcext:value-type="float">
            <text:p>0.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indrom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284" calcext:value-type="float">
            <text:p>0.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ng copy without st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278" calcext:value-type="float">
            <text:p>0.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ng copy with st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261" calcext:value-type="float">
            <text:p>0.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using array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724" calcext:value-type="float">
            <text:p>0.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meArmstrong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335" calcext:value-type="float">
            <text:p>0.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ii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268" calcext:value-type="float">
            <text:p>0.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 of datatyp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178" calcext:value-type="float">
            <text:p>0.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 of n number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272" calcext:value-type="float">
            <text:p>0.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using recrusio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351" calcext:value-type="float">
            <text:p>0.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e and display information using structur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.574" calcext:value-type="float">
            <text:p>0.57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1">00/00/0000</text:date>, <text:time style:data-style-name="N2" text:time-value="14:53:31.786096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0T09:33:11.449377177</meta:creation-date>
    <dc:date>2022-11-11T15:56:25.530241679</dc:date>
    <meta:editing-duration>PT1H52M26S</meta:editing-duration>
    <meta:editing-cycles>13</meta:editing-cycles>
    <meta:generator>LibreOffice/6.4.7.2$Linux_X86_64 LibreOffice_project/40$Build-2</meta:generator>
    <meta:document-statistic meta:table-count="1" meta:cell-count="68" meta:object-count="0"/>
  </office:meta>
</office:document-meta>
</file>